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A000000A0EE7F3E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cm" draw:marker-start="Symmetric_20_Arrow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2.857cm" svg:height="0.908cm" svg:x="1cm" svg:y="1cm">
              <text:p text:style-name="P1"><text:span text:style-name="T1">Absolute</text:span></text:p>
              <text:p text:style-name="P1"><text:span text:style-name="T1">Stop</text:span></text:p>
              <draw:enhanced-geometry svg:viewBox="0 0 21600 21600" draw:text-areas="0 0 21600 21600" draw:type="pentagon-right" draw:modifiers="18392.1664626683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2" draw:layer="layout" svg:width="2.857cm" svg:height="0.908cm" svg:x="1.001cm" svg:y="1.907cm">
              <text:p text:style-name="P1"><text:span text:style-name="T1">Restricting</text:span></text:p>
              <draw:enhanced-geometry svg:viewBox="0 0 21600 21600" draw:text-areas="0 0 21600 21600" draw:type="pentagon-right" draw:modifiers="18392.1664626683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2" draw:layer="layout" svg:width="2.857cm" svg:height="0.908cm" svg:x="1cm" svg:y="2.814cm">
              <text:p text:style-name="P1"><text:span text:style-name="T1">Approach</text:span></text:p>
              <draw:enhanced-geometry svg:viewBox="0 0 21600 21600" draw:text-areas="0 0 21600 21600" draw:type="pentagon-right" draw:modifiers="18392.1664626683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2" draw:layer="layout" svg:width="2.857cm" svg:height="0.908cm" svg:x="1.001cm" svg:y="3.721cm">
              <text:p text:style-name="P1"><text:span text:style-name="T1">Approach</text:span></text:p>
              <text:p text:style-name="P1"><text:span text:style-name="T1">Diverging</text:span></text:p>
              <draw:enhanced-geometry svg:viewBox="0 0 21600 21600" draw:text-areas="0 0 21600 21600" draw:type="pentagon-right" draw:modifiers="18392.1664626683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2" draw:layer="layout" svg:width="2.857cm" svg:height="0.908cm" svg:x="1cm" svg:y="4.607cm">
              <text:p text:style-name="P1"><text:span text:style-name="T1">Div Approach</text:span></text:p>
              <text:p text:style-name="P1"><text:span text:style-name="T1">Diverging</text:span></text:p>
              <draw:enhanced-geometry svg:viewBox="0 0 21600 21600" draw:text-areas="0 0 21600 21600" draw:type="pentagon-right" draw:modifiers="18392.1664626683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2" draw:layer="layout" svg:width="2.857cm" svg:height="0.908cm" svg:x="1.001cm" svg:y="5.514cm">
              <text:p text:style-name="P1"><text:span text:style-name="T1">Diverging</text:span></text:p>
              <text:p text:style-name="P1"><text:span text:style-name="T1">Clear</text:span></text:p>
              <draw:enhanced-geometry svg:viewBox="0 0 21600 21600" draw:text-areas="0 0 21600 21600" draw:type="pentagon-right" draw:modifiers="18392.1664626683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2" draw:layer="layout" svg:width="2.857cm" svg:height="0.908cm" svg:x="1cm" svg:y="6.421cm">
              <text:p text:style-name="P1"><text:span text:style-name="T1">Clear</text:span></text:p>
              <draw:enhanced-geometry svg:viewBox="0 0 21600 21600" draw:text-areas="0 0 21600 21600" draw:type="pentagon-right" draw:modifiers="18392.1664626683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rect draw:style-name="gr2" draw:text-style-name="P2" draw:layer="layout" svg:width="2.608cm" svg:height="6.395cm" svg:x="3.88cm" svg:y="1cm">
              <text:p text:style-name="P2">Signal</text:p>
              <text:p text:style-name="P2">via</text:p>
              <text:p text:style-name="P2">Mast</text:p>
            </draw:rect>
            <draw:frame draw:style-name="gr3" draw:text-style-name="P2" draw:id="id2" draw:layer="layout" svg:width="0.737cm" svg:height="2.819cm" svg:x="8.418cm" svg:y="4.398cm">
              <draw:image xlink:href="Pictures/100000000000002A000000A0EE7F3E8A.png" xlink:type="simple" xlink:show="embed" xlink:actuate="onLoad">
                <text:p/>
              </draw:image>
            </draw:frame>
            <draw:frame draw:style-name="gr3" draw:text-style-name="P2" draw:id="id1" draw:layer="layout" svg:width="0.737cm" svg:height="2.819cm" svg:x="8.376cm" svg:y="1.097cm">
              <draw:image xlink:href="Pictures/100000000000002A000000A0EE7F3E8A.png" xlink:type="simple" xlink:show="embed" xlink:actuate="onLoad">
                <text:p/>
              </draw:image>
            </draw:frame>
            <draw:connector draw:style-name="gr4" draw:text-style-name="P2" draw:layer="layout" draw:type="curve" svg:x1="8.376cm" svg:y1="2.506cm" svg:x2="6.51cm" svg:y2="4.109cm" draw:start-shape="id1" draw:start-glue-point="3" svg:d="m8376 2506c-1774 0-842 1603-1866 1603">
              <text:p/>
            </draw:connector>
            <draw:connector draw:style-name="gr4" draw:text-style-name="P2" draw:layer="layout" draw:type="curve" svg:x1="8.418cm" svg:y1="5.807cm" svg:x2="6.51cm" svg:y2="4.109cm" draw:start-shape="id2" draw:start-glue-point="3" svg:d="m8418 5807c-1806 0-852-1698-1908-1698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10-06-03T23:15:06</dc:date>
    <meta:editing-duration>PT04H37M58S</meta:editing-duration>
    <meta:editing-cycles>29</meta:editing-cycles>
    <meta:generator>OpenOffice.org/3.1$Unix OpenOffice.org_project/310m11$Build-9399</meta:generator>
    <dc:creator>David Harris</dc:creator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